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0dc" officeooo:paragraph-rsid="00125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keys of MongoDb techvalley-psg</text:p>
      <text:p text:style-name="Standard"/>
      <text:p text:style-name="Standard">Epoyvsyg</text:p>
      <text:p text:style-name="Standard">c5c25eaa-83ae-45e9-b670-6b187b16c8f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7:50:22.294025024</meta:creation-date>
    <dc:date>2021-06-03T17:52:23.825552997</dc:date>
    <meta:editing-duration>PT2M8S</meta:editing-duration>
    <meta:editing-cycles>1</meta:editing-cycles>
    <meta:document-statistic meta:table-count="0" meta:image-count="0" meta:object-count="0" meta:page-count="1" meta:paragraph-count="3" meta:word-count="7" meta:character-count="78" meta:non-whitespace-character-count="74"/>
    <meta:generator>LibreOffice/6.4.7.2$Linux_X86_64 LibreOffice_project/40$Build-2</meta:generator>
  </office:meta>
</office:document-meta>
</file>